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</office:automatic-styles>
  <office:body>
    <office:text text:use-soft-page-breaks="true">
      <text:p text:style-name="P1">Question 2 :<text:s/></text:p>
      <text:p text:style-name="Normal">Réponse<text:s/>TD champignon :</text:p>
      <text:list text:style-name="LFO1" text:continue-numbering="true">
        <text:list-item>
          <text:p text:style-name="P2">Cf tableau excel</text:p>
        </text:list-item>
        <text:list-item>
          <text:p text:style-name="P3">En utilisant<text:s/>K<text:s/>= 10, on obtient de très bon résultat aux tests du tableau</text:p>
        </text:list-item>
        <text:list-item>
          <text:p text:style-name="P4">Cf<text:s/>Tableau<text:s/>excel</text:p>
        </text:list-item>
      </text:list>
      <text:p text:style-name="Normal"/>
      <text:list text:style-name="LFO1" text:continue-numbering="true">
        <text:list-item>
          <text:p text:style-name="P5">Il est préférable d’utiliser K= 5 car c’est avec ce paramètre que l’on a les meilleurs résultats.<text:s/></text:p>
        </text:list-item>
      </text:list>
      <text:p text:style-name="Paragraphedeliste"/>
      <text:list text:style-name="LFO1" text:continue-numbering="true">
        <text:list-item>
          <text:p text:style-name="P6">Le jeux de données des 150 champignons a de meilleurs résultats aux différents « test » comparé<text:s/>au jeux des 5000 champignons.<text:s/>Cela est du au fait que j’ai pris plus de voisin dans les calculs de distance. Il y a donc plus de chance d’erreurs.</text:p>
        </text:list-item>
      </text:list>
      <text:p text:style-name="Normal"/>
      <text:p text:style-name="Normal"/>
      <text:p text:style-name="Normal">Question 3</text:p>
      <text:p text:style-name="Normal">Résultat<text:s/>des champignon<text:s/>données :</text:p>
      <text:p text:style-name="Normal"/>
      <text:p text:style-name="Normal">1 : pas mangeable</text:p>
      <text:p text:style-name="Normal">2 : pas mangeable</text:p>
      <text:p text:style-name="Normal">3 : mangeable</text:p>
      <text:p text:style-name="Normal">4 : mangeable</text:p>
      <text:p text:style-name="Normal">5 : pas mangeable</text:p>
      <text:p text:style-name="Normal">6 : pas<text:s/>mangeable</text:p>
      <text:p text:style-name="Normal">7 : mangeable</text:p>
      <text:p text:style-name="Normal">8 : <text:s/>pas mangeable</text:p>
      <text:p text:style-name="Normal">9 : pas mangeable</text:p>
      <text:p text:style-name="Normal">10 : mangeabl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ël Bizot</meta:initial-creator>
    <dc:creator>Maël Bizot</dc:creator>
    <meta:creation-date>2020-12-01T21:26:00Z</meta:creation-date>
    <dc:date>2020-12-07T22:43:00Z</dc:date>
    <meta:template xlink:href="Normal.dotm" xlink:type="simple"/>
    <meta:editing-cycles>6</meta:editing-cycles>
    <meta:editing-duration>PT74940S</meta:editing-duration>
    <meta:document-statistic meta:page-count="1" meta:paragraph-count="1" meta:word-count="108" meta:character-count="704" meta:row-count="4" meta:non-whitespace-character-count="597"/>
  </office:meta>
</office:document-meta>
</file>